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quot" svg:font-family="quo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444444" style:text-line-through-style="none" style:font-name="quot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.1252in" fo:padding="0in" fo:border="none"/>
    </style:style>
    <style:style style:name="T1" style:family="text">
      <style:text-properties style:font-name="quot"/>
    </style:style>
    <style:style style:name="T2" style:family="text">
      <style:text-properties style:font-name="quot" fo:font-weight="bold"/>
    </style:style>
    <style:style style:name="T3" style:family="text">
      <style:text-properties style:font-name="quot" fo:font-weight="bold" style:font-weight-asian="bold" style:font-weight-complex="bold"/>
    </style:style>
    <style:style style:name="T4" style:family="text">
      <style:text-properties style:font-name="quot" fo:font-weight="normal" style:font-weight-asian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Gradle</text:h>
      <text:section text:style-name="Sect1" text:name="df_con">
        <text:p text:style-name="P3"><text:span text:style-name="Strong_20_Emphasis"><text:span text:style-name="T4">Gradle</text:span></text:span><text:span text:style-name="T4"> is an open source build automation system that builds upon the concepts of Apache Ant and Apache Maven and introduces a Groovy-based domain-specific language (DSL) instead of the XML form used by Apache Maven of declaring the project configuration. </text:span><text:span text:style-name="Strong_20_Emphasis"><text:span text:style-name="T4">Gradle</text:span></text:span><text:span text:style-name="T4"> uses a directed acyclic graph ("DAG") to determine the order in which tasks can be run.</text:spa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quot" svg:font-family="quo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c</meta:initial-creator>
    <meta:creation-date>2018-09-10T13:22:51.08</meta:creation-date>
    <meta:document-statistic meta:table-count="0" meta:image-count="0" meta:object-count="0" meta:page-count="1" meta:paragraph-count="2" meta:word-count="58" meta:character-count="356"/>
    <dc:date>2018-09-10T13:24:42.14</dc:date>
    <dc:creator>d c</dc:creator>
    <meta:editing-duration>PT1M52S</meta:editing-duration>
    <meta:editing-cycles>1</meta:editing-cycles>
    <meta:generator>OpenOffice/4.1.4$Win32 OpenOffice.org_project/414m5$Build-9788</meta:generator>
  </office:meta>
</office:document-meta>
</file>